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Standard">
      <style:paragraph-properties fo:text-align="end" style:justify-single-word="false"/>
      <style:text-properties fo:font-size="18pt"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Heading_20_2">
      <style:paragraph-properties fo:break-before="page"/>
    </style:style>
    <style:style style:name="P11" style:family="paragraph" style:parent-style-name="Heading_20_3">
      <style:text-properties fo:font-size="12pt" style:font-size-asian="12pt" style:font-size-complex="12pt"/>
    </style:style>
    <style:style style:name="P12" style:family="paragraph" style:parent-style-name="Text_20_body" style:list-style-name="L2"/>
    <style:style style:name="P13" style:family="paragraph" style:parent-style-name="Heading_20_2">
      <style:text-properties style:text-underline-style="solid" style:text-underline-width="auto" style:text-underline-color="font-color"/>
    </style:style>
    <style:style style:name="P14" style:family="paragraph" style:parent-style-name="Heading_20_2">
      <style:paragraph-properties fo:break-before="page"/>
      <style:text-properties style:text-underline-style="solid" style:text-underline-width="auto" style:text-underline-color="font-color"/>
    </style:style>
    <style:style style:name="P15" style:family="paragraph" style:parent-style-name="Text_20_body" style:list-style-name="L3">
      <style:text-properties fo:font-size="12pt" style:font-size-asian="12pt" style:font-size-complex="12pt"/>
    </style:style>
    <style:style style:name="P16" style:family="paragraph" style:parent-style-name="Heading_20_3">
      <style:text-properties fo:font-size="12pt" style:text-underline-style="none" style:font-size-asian="12pt" style:font-size-complex="12pt"/>
    </style:style>
    <style:style style:name="P17" style:family="paragraph" style:parent-style-name="Standard" style:list-style-name="L3">
      <style:paragraph-properties fo:text-align="start" style:justify-single-word="false"/>
      <style:text-properties fo:font-size="12pt" style:font-size-asian="12pt" style:font-size-complex="12pt"/>
    </style:style>
    <style:style style:name="P18" style:family="paragraph" style:parent-style-name="Standard" style:list-style-name="L4">
      <style:paragraph-properties fo:text-align="start" style:justify-single-word="false"/>
      <style:text-properties fo:font-size="12pt" style:font-size-asian="12pt" style:font-size-complex="12pt"/>
    </style:style>
    <style:style style:name="P19" style:family="paragraph" style:parent-style-name="Standard" style:list-style-name="L4">
      <style:paragraph-properties fo:text-align="start" style:justify-single-word="false"/>
    </style:style>
    <style:style style:name="P20" style:family="paragraph" style:parent-style-name="Text_20_body" style:list-style-name="L5"/>
    <style:style style:name="P21" style:family="paragraph" style:parent-style-name="Text_20_body">
      <style:text-properties fo:font-size="12pt" style:text-underline-style="none" style:font-size-asian="12pt" style:font-size-complex="12pt"/>
    </style:style>
    <style:style style:name="P22" style:family="paragraph" style:parent-style-name="Text_20_body" style:list-style-name="L6">
      <style:text-properties fo:font-size="12pt" style:text-underline-style="none" style:font-size-asian="12pt" style:font-size-complex="12pt"/>
    </style:style>
    <style:style style:name="P23" style:family="paragraph" style:parent-style-name="Text_20_body" style:list-style-name="L7">
      <style:text-properties fo:font-size="12pt" style:text-underline-style="none" style:font-size-asian="12pt" style:font-size-complex="12pt"/>
    </style:style>
    <style:style style:name="P24" style:family="paragraph" style:parent-style-name="Text_20_body" style:list-style-name="L8">
      <style:text-properties fo:font-size="12pt" style:text-underline-style="none" style:font-size-asian="12pt" style:font-size-complex="12pt"/>
    </style:style>
    <style:style style:name="P25" style:family="paragraph" style:parent-style-name="Text_20_body" style:list-style-name="L3">
      <style:text-properties fo:font-size="12pt" style:text-underline-style="none" style:font-size-asian="12pt" style:font-size-complex="12pt"/>
    </style:style>
    <style:style style:name="P26" style:family="paragraph" style:parent-style-name="Text_20_body" style:list-style-name="L9">
      <style:text-properties fo:font-size="12pt" style:text-underline-style="none" style:font-size-asian="12pt" style:font-size-complex="12pt"/>
    </style:style>
    <style:style style:name="P27" style:family="paragraph" style:parent-style-name="Text_20_body" style:list-style-name="L10">
      <style:text-properties fo:font-size="12pt" style:text-underline-style="none" style:font-size-asian="12pt" style:font-size-complex="12pt"/>
    </style:style>
    <style:style style:name="P28" style:family="paragraph" style:parent-style-name="Text_20_body">
      <style:text-properties fo:font-size="12pt" style:font-size-asian="12pt" style:font-size-complex="12pt"/>
    </style:style>
    <style:style style:name="P29" style:family="paragraph" style:parent-style-name="Text_20_body" style:list-style-name="L11">
      <style:text-properties fo:font-size="12pt" style:text-underline-style="none" style:font-size-asian="12pt" style:font-size-complex="12pt"/>
    </style:style>
    <style:style style:name="P30" style:family="paragraph" style:parent-style-name="Text_20_body" style:list-style-name="L12"/>
    <style:style style:name="P31" style:family="paragraph" style:parent-style-name="Text_20_body" style:list-style-name="L11">
      <style:text-properties fo:font-size="12pt" style:font-size-asian="12pt" style:font-size-complex="12pt"/>
    </style:style>
    <style:style style:name="P32" style:family="paragraph" style:parent-style-name="Text_20_body" style:list-style-name="L13">
      <style:text-properties fo:font-size="12pt" style:font-size-asian="12pt" style:font-size-complex="12pt"/>
    </style:style>
    <style:style style:name="P33" style:family="paragraph" style:parent-style-name="Text_20_body" style:list-style-name="L14">
      <style:text-properties fo:font-size="12pt" style:font-size-asian="12pt" style:font-size-complex="12pt"/>
    </style:style>
    <style:style style:name="P34" style:family="paragraph" style:parent-style-name="Standard" style:list-style-name="L15">
      <style:paragraph-properties fo:text-align="start" style:justify-single-word="false"/>
      <style:text-properties fo:font-size="12pt" style:font-size-asian="12pt" style:font-size-complex="12pt"/>
    </style:style>
    <style:style style:name="P35" style:family="paragraph" style:parent-style-name="Standard" style:list-style-name="L16">
      <style:paragraph-properties fo:text-align="start" style:justify-single-word="false"/>
      <style:text-properties fo:font-size="12pt" style:font-size-asian="12pt" style:font-size-complex="12pt"/>
    </style:style>
    <style:style style:name="P36" style:family="paragraph" style:parent-style-name="Text_20_body" style:list-style-name="L17">
      <style:text-properties fo:font-size="12pt" style:font-size-asian="12pt" style:font-size-complex="12pt"/>
    </style:style>
    <style:style style:name="P37" style:family="paragraph" style:parent-style-name="Text_20_body" style:list-style-name="L18">
      <style:text-properties fo:font-size="12pt" style:font-size-asian="12pt" style:font-size-complex="12pt"/>
    </style:style>
    <style:style style:name="P38" style:family="paragraph" style:parent-style-name="Text_20_body" style:list-style-name="L19">
      <style:text-properties fo:font-size="12pt" style:font-size-asian="12pt" style:font-size-complex="12pt"/>
    </style:style>
    <style:style style:name="P39" style:family="paragraph" style:parent-style-name="Text_20_body" style:list-style-name="L20">
      <style:text-properties fo:font-size="12pt" style:text-underline-style="none" style:font-size-asian="12pt" style:font-size-complex="12pt"/>
    </style:style>
    <style:style style:name="T1" style:family="text">
      <style:text-properties fo:font-size="12pt" style:text-underline-style="none" style:font-size-asian="12pt" style:font-size-complex="12pt"/>
    </style:style>
    <style:style style:name="T2" style:family="text">
      <style:text-properties fo:font-size="12pt" style:font-size-asian="12pt" style:font-size-complex="12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9">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0">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GUCEF</text:p>
      <text:p text:style-name="P3">Galaxy Unlimited Client Engine Framework</text:p>
      <text:p text:style-name="P3"/>
      <text:p text:style-name="P3"/>
      <text:p text:style-name="P4">development roadma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uthor: Dinand Vanvelzen</text:p>
      <text:p text:style-name="P5">Revision: 15 August 2006</text:p>
      <text:p text:style-name="P5">Restriction: Public document</text:p>
      <text:p text:style-name="P6"/>
      <text:p text:style-name="P3"/>
      <text:p text:style-name="P3"/>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Revision 1.0: first named release<text:tab/>3</text:p>
          <text:p text:style-name="P9">Platform targets<text:tab/>3</text:p>
          <text:p text:style-name="P8">Revision 0.5: quality release<text:tab/>4</text:p>
          <text:p text:style-name="P9">Platform targets<text:tab/>4</text:p>
          <text:p text:style-name="P8">Revision 0.4: feature &amp; port release<text:tab/>5</text:p>
          <text:p text:style-name="P9">Platform targets<text:tab/>5</text:p>
          <text:p text:style-name="P9">Module targets<text:tab/>5</text:p>
          <text:p text:style-name="P8">Revision 0.3: feature &amp; port release<text:tab/>6</text:p>
          <text:p text:style-name="P9">Platform targets<text:tab/>6</text:p>
          <text:p text:style-name="P9">Module targets<text:tab/>6</text:p>
          <text:p text:style-name="P8">Revision 0.2: feature release<text:tab/>7</text:p>
          <text:p text:style-name="P9">Platform targets<text:tab/>7</text:p>
          <text:p text:style-name="P9">Module targets<text:tab/>7</text:p>
          <text:p text:style-name="P8">Revision 0.1: Initial release<text:tab/>8</text:p>
          <text:p text:style-name="P9">Platform targets<text:tab/>8</text:p>
          <text:p text:style-name="P9">Module targets<text:tab/>8</text:p>
        </text:index-body>
      </text:table-of-content>
      <text:p text:style-name="P7"/>
      <text:h text:style-name="P10" text:outline-level="2">Revision 1.0: first named release</text:h>
      <text:h text:style-name="P11" text:outline-level="3">Platform targets</text:h>
      <text:list text:style-name="L2">
        <text:list-item>
          <text:p text:style-name="P12">License change to LGPL for non-commercial products</text:p>
        </text:list-item>
        <text:list-item>
          <text:p text:style-name="P12">License change to Creative Commons for commercial products</text:p>
        </text:list-item>
      </text:list>
      <text:h text:style-name="P13" text:outline-level="2"/>
      <text:h text:style-name="P14" text:outline-level="2">Revision 0.5: quality release</text:h>
      <text:h text:style-name="P11" text:outline-level="3">Platform targets</text:h>
      <text:list text:style-name="L3">
        <text:list-item>
          <text:p text:style-name="P15">The entire code-base must be compliant with the coding standard</text:p>
        </text:list-item>
        <text:list-item>
          <text:p text:style-name="P15">Test documents must be available for all modules (PVS)</text:p>
        </text:list-item>
        <text:list-item>
          <text:p text:style-name="P15">Design documents must be available for all modules (PDS)</text:p>
        </text:list-item>
        <text:list-item>
          <text:p text:style-name="P15">Requirement documents must be available for all modules (PRS)</text:p>
        </text:list-item>
        <text:list-item>
          <text:p text:style-name="P15">fix any and all known platform bug(s)</text:p>
        </text:list-item>
      </text:list>
      <text:h text:style-name="P16" text:outline-level="3"/>
      <text:h text:style-name="P14" text:outline-level="2">Revision 0.4: feature &amp; port release</text:h>
      <text:h text:style-name="P11" text:outline-level="3">Platform targets</text:h>
      <text:list text:style-name="L3">
        <text:list-item>
          <text:p text:style-name="P17">All platform modules must compile without errors and warnings in release mode using: </text:p>
        </text:list-item>
      </text:list>
      <text:list text:style-name="L4">
        <text:list-header>
          <text:p text:style-name="P18"><text:tab/> Microsoft Visual Studio 2005</text:p>
          <text:list>
            <text:list-header>
              <text:p text:style-name="P18">Microsoft Visual Studio 2003</text:p>
              <text:p text:style-name="P18">recent version of MingW</text:p>
              <text:p text:style-name="P18">recent version of GCC (&gt;= 4)</text:p>
            </text:list-header>
          </text:list>
          <text:p text:style-name="P19"><text:span text:style-name="T1"><text:s/>Support for other compilers may be added but will not be officially supported in this release.</text:span></text:p>
        </text:list-header>
      </text:list>
      <text:list text:style-name="L5">
        <text:list-item>
          <text:p text:style-name="P20">Official support for a LUA scripting plugin which includes module bindings</text:p>
        </text:list-item>
      </text:list>
      <text:h text:style-name="P16" text:outline-level="3">Module targets</text:h>
      <text:p text:style-name="P21">gucefIMAGE:</text:p>
      <text:list text:style-name="L6">
        <text:list-item>
          <text:p text:style-name="P22">official support for a plugin(s) that support loading from a minimum of 8 popular image formats. and save in at least 4 formats.</text:p>
        </text:list-item>
      </text:list>
      <text:h text:style-name="P14" text:outline-level="2">Revision 0.3: feature &amp; port release</text:h>
      <text:h text:style-name="P16" text:outline-level="3">Platform targets</text:h>
      <text:list text:style-name="L7">
        <text:list-item>
          <text:p text:style-name="P23">Remove all code designated as deprecated</text:p>
        </text:list-item>
      </text:list>
      <text:list text:style-name="L8">
        <text:list-item>
          <text:p text:style-name="P24">All code must be commented in accordance to the coding standard</text:p>
        </text:list-item>
      </text:list>
      <text:list text:style-name="L3">
        <text:list-item>
          <text:p text:style-name="P25">At least 1 Linux distribution will be officially supported</text:p>
        </text:list-item>
      </text:list>
      <text:list text:style-name="L9">
        <text:list-item>
          <text:p text:style-name="P26">The entire code-base must allow for 64-bit build configurations</text:p>
        </text:list-item>
      </text:list>
      <text:h text:style-name="P16" text:outline-level="3">Module targets</text:h>
      <text:p text:style-name="P21">gucefCOM</text:p>
      <text:list text:style-name="L10">
        <text:list-item>
          <text:p text:style-name="P27">support for a threaded event pump for all networking</text:p>
        </text:list-item>
      </text:list>
      <text:p text:style-name="P28">gucefINPUT:</text:p>
      <text:list text:style-name="L11">
        <text:list-item>
          <text:p text:style-name="P29">Provide official support for a plugin that provides joystick / game-pad support</text:p>
        </text:list-item>
      </text:list>
      <text:h text:style-name="P14" text:outline-level="2">Revision 0.2: feature release</text:h>
      <text:h text:style-name="P11" text:outline-level="3">Platform targets</text:h>
      <text:list text:style-name="L12">
        <text:list-item>
          <text:p text:style-name="P30">Add the gucefPATCHER module to the platform as an official platform module.</text:p>
        </text:list-item>
      </text:list>
      <text:h text:style-name="Heading_20_3" text:outline-level="3"><text:span text:style-name="T2">Module targets</text:span></text:h>
      <text:p text:style-name="P28">gucefINPUT:</text:p>
      <text:list text:style-name="L11">
        <text:list-item>
          <text:p text:style-name="P31">Provide official support for a directInput based input driver plugin</text:p>
        </text:list-item>
      </text:list>
      <text:p text:style-name="P28">gucefCOMCORE:</text:p>
      <text:list text:style-name="L13">
        <text:list-item>
          <text:p text:style-name="P32">FTP client implementation that works with at least 2 popular FTP servers and complies with the FTP protocol standard.</text:p>
        </text:list-item>
        <text:list-item>
          <text:p text:style-name="P32">POP3 client implementation</text:p>
        </text:list-item>
        <text:list-item>
          <text:p text:style-name="P32">SMTP client implementation</text:p>
        </text:list-item>
      </text:list>
      <text:p text:style-name="P28">gucefVFS:</text:p>
      <text:list text:style-name="L14">
        <text:list-item>
          <text:p text:style-name="P33">Official support for a zip compression compatible pack reader plugin</text:p>
        </text:list-item>
      </text:list>
      <text:p text:style-name="P28"/>
      <text:h text:style-name="P14" text:outline-level="2">Revision 0.1: Initial release</text:h>
      <text:h text:style-name="P11" text:outline-level="3">Platform targets</text:h>
      <text:list text:style-name="L15">
        <text:list-item>
          <text:p text:style-name="P34">The platform must include the following modules:</text:p>
          <text:list>
            <text:list-item>
              <text:p text:style-name="P34">gucefCORE</text:p>
            </text:list-item>
            <text:list-item>
              <text:p text:style-name="P34">gucefMT</text:p>
            </text:list-item>
            <text:list-item>
              <text:p text:style-name="P34">gucefVFS</text:p>
            </text:list-item>
            <text:list-item>
              <text:p text:style-name="P34">gucefIMAGE</text:p>
            </text:list-item>
            <text:list-item>
              <text:p text:style-name="P34">gucefCOMCORE</text:p>
            </text:list-item>
            <text:list-item>
              <text:p text:style-name="P34">gucefCOM</text:p>
            </text:list-item>
            <text:list-item>
              <text:p text:style-name="P34">gucefINPUT</text:p>
            </text:list-item>
          </text:list>
        </text:list-item>
        <text:list-item>
          <text:p text:style-name="P34">All platform modules must compile without errors and warnings in release mode using Microsoft Visual Studio 2005. Support for other compilers may be added but will not be officially supported in this release.</text:p>
        </text:list-item>
        <text:list-item>
          <text:p text:style-name="P34">All modules should be tested using test applications. The test applications don't have to cover everything but one must exist per module.</text:p>
        </text:list-item>
        <text:list-item>
          <text:p text:style-name="P34">publish coding standard document</text:p>
        </text:list-item>
        <text:list-item>
          <text:p text:style-name="P34">publish platform roadmap document</text:p>
        </text:list-item>
      </text:list>
      <text:list text:style-name="L16">
        <text:list-header>
          <text:p text:style-name="P35"/>
        </text:list-header>
      </text:list>
      <text:h text:style-name="P11" text:outline-level="3">Module targets</text:h>
      <text:p text:style-name="P28">gucefCORE:</text:p>
      <text:list text:style-name="L17">
        <text:list-item>
          <text:p text:style-name="P36">official support for a plugin that supports loading settings from XML</text:p>
        </text:list-item>
      </text:list>
      <text:p text:style-name="P28">gucefIMAGE:</text:p>
      <text:list text:style-name="L18">
        <text:list-item>
          <text:p text:style-name="P37">official support for a plugin(s) that support loading from a minimum of 4 popular image formats and save in at least 1 format.</text:p>
        </text:list-item>
      </text:list>
      <text:p text:style-name="P28">gucefMT:</text:p>
      <text:list text:style-name="L19">
        <text:list-item>
          <text:p text:style-name="P38">tests must be implemented and executed for all functionality in the gucefMT module, the module has to pass all tests.</text:p>
        </text:list-item>
      </text:list>
      <text:p text:style-name="P21">gucefCOM:</text:p>
      <text:list text:style-name="L20">
        <text:list-item>
          <text:p text:style-name="P39">officially launch DRN support in this modu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justify"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8-15T21:16:15</meta:creation-date>
    <dc:date>2006-08-18T22:22:02</dc:date>
    <dc:language>en-US</dc:language>
    <meta:editing-cycles>120</meta:editing-cycles>
    <meta:editing-duration>PT2H11M15S</meta:editing-duration>
    <meta:user-defined meta:name="Info 1"/>
    <meta:user-defined meta:name="Info 2"/>
    <meta:user-defined meta:name="Info 3"/>
    <meta:user-defined meta:name="Info 4"/>
    <meta:document-statistic meta:table-count="0" meta:image-count="0" meta:object-count="0" meta:page-count="8" meta:paragraph-count="92" meta:word-count="538" meta:character-count="3463"/>
  </office:meta>
</office:document-meta>
</file>